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ab058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b025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6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3-03T13:24:16.329000000</dc:date>
    <meta:editing-duration>PT7H16M17S</meta:editing-duration>
    <meta:editing-cycles>139</meta:editing-cycles>
    <meta:generator>LibreOffice/6.1.4.2$Windows_X86_64 LibreOffice_project/9d0f32d1f0b509096fd65e0d4bec26ddd1938fd3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